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0.85mm"/>
    </style:style>
    <style:style style:name="co2" style:family="table-column">
      <style:table-column-properties fo:break-before="auto" style:column-width="26.76mm"/>
    </style:style>
    <style:style style:name="co3" style:family="table-column">
      <style:table-column-properties fo:break-before="auto" style:column-width="20.23mm"/>
    </style:style>
    <style:style style:name="co4" style:family="table-column">
      <style:table-column-properties fo:break-before="auto" style:column-width="21.5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_convergence_timestep_wider" table:style-name="ta1">
        <table:shapes>
          <draw:frame draw:z-index="0" draw:style-name="gr1" draw:text-style-name="P1" svg:width="159.99mm" svg:height="89.99mm" svg:x="100.44mm" svg:y="1mm">
            <draw:object draw:notify-on-update-of-ranges="test_convergence_timestep_wider.A1:test_convergence_timestep_wider.A1 test_convergence_timestep_wider.A2:test_convergence_timestep_wider.A8 test_convergence_timestep_wider.B1:test_convergence_timestep_wider.B1 test_convergence_timestep_wider.B2:test_convergence_timestep_wider.B8 test_convergence_timestep_wider.A1:test_convergence_timestep_wider.A1 test_convergence_timestep_wider.A2:test_convergence_timestep_wider.A8 test_convergence_timestep_wider.C1:test_convergence_timestep_wider.C1 test_convergence_timestep_wider.C2:test_convergence_timestep_wider.C8 test_convergence_timestep_wider.A1:test_convergence_timestep_wider.A1 test_convergence_timestep_wider.A2:test_convergence_timestep_wider.A8 test_convergence_timestep_wider.D1:test_convergence_timestep_wider.D1 test_convergence_timestep_wider.D2:test_convergence_timestep_wider.D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ombre de points</text:p>
          </table:table-cell>
          <table:table-cell office:value-type="string" calcext:value-type="string">
            <text:p>Prix Analytique</text:p>
          </table:table-cell>
          <table:table-cell office:value-type="string" calcext:value-type="string">
            <text:p>Prix BKTG</text:p>
          </table:table-cell>
          <table:table-cell office:value-type="string" calcext:value-type="string">
            <text:p>Prix BKQE 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53.706" calcext:value-type="float">
            <text:p>453,706</text:p>
          </table:table-cell>
          <table:table-cell office:value-type="float" office:value="613.946" calcext:value-type="float">
            <text:p>613,946</text:p>
          </table:table-cell>
          <table:table-cell office:value-type="float" office:value="448.663" calcext:value-type="float">
            <text:p>448,66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53.706" calcext:value-type="float">
            <text:p>453,706</text:p>
          </table:table-cell>
          <table:table-cell office:value-type="float" office:value="539.205" calcext:value-type="float">
            <text:p>539,205</text:p>
          </table:table-cell>
          <table:table-cell office:value-type="float" office:value="487.483" calcext:value-type="float">
            <text:p>487,48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53.706" calcext:value-type="float">
            <text:p>453,706</text:p>
          </table:table-cell>
          <table:table-cell office:value-type="float" office:value="574.888" calcext:value-type="float">
            <text:p>574,888</text:p>
          </table:table-cell>
          <table:table-cell office:value-type="float" office:value="488.768" calcext:value-type="float">
            <text:p>488,76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53.706" calcext:value-type="float">
            <text:p>453,706</text:p>
          </table:table-cell>
          <table:table-cell office:value-type="float" office:value="567.689" calcext:value-type="float">
            <text:p>567,689</text:p>
          </table:table-cell>
          <table:table-cell office:value-type="float" office:value="503.273" calcext:value-type="float">
            <text:p>503,27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53.706" calcext:value-type="float">
            <text:p>453,706</text:p>
          </table:table-cell>
          <table:table-cell office:value-type="float" office:value="535.681" calcext:value-type="float">
            <text:p>535,681</text:p>
          </table:table-cell>
          <table:table-cell office:value-type="float" office:value="496.748" calcext:value-type="float">
            <text:p>496,748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453.706" calcext:value-type="float">
            <text:p>453,706</text:p>
          </table:table-cell>
          <table:table-cell office:value-type="float" office:value="523.347" calcext:value-type="float">
            <text:p>523,347</text:p>
          </table:table-cell>
          <table:table-cell office:value-type="float" office:value="511.029" calcext:value-type="float">
            <text:p>511,02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53.706" calcext:value-type="float">
            <text:p>453,706</text:p>
          </table:table-cell>
          <table:table-cell office:value-type="float" office:value="563.695" calcext:value-type="float">
            <text:p>563,695</text:p>
          </table:table-cell>
          <table:table-cell office:value-type="float" office:value="511.042" calcext:value-type="float">
            <text:p>511,0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02T14:59:14.394108506</dc:date>
    <meta:editing-duration>PT1M23S</meta:editing-duration>
    <meta:editing-cycles>1</meta:editing-cycles>
    <meta:document-statistic meta:table-count="1" meta:cell-count="32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0.892cm" svg:y="0.316cm" chart:style-name="ch2">
          <text:p>Evolution des prix en fonction du pas de discrétisation de la simulation </text:p>
        </chart:title>
        <chart:legend chart:legend-position="end" svg:x="12.328cm" svg:y="3.703cm" style:legend-expansion="high" chart:style-name="ch3"/>
        <chart:plot-area chart:style-name="ch4" table:cell-range-address="test_convergence_timestep_wider.A1:test_convergence_timestep_wider.D8" chart:data-source-has-labels="row" svg:x="1.331cm" svg:y="1.275cm" svg:width="10.677cm" svg:height="6.564cm">
          <chartooo:coordinate-region svg:x="2.138cm" svg:y="1.474cm" svg:width="9.498cm" svg:height="5.718cm"/>
          <chart:axis chart:dimension="x" chart:name="primary-x" chart:style-name="ch5">
            <chart:title svg:x="5.117cm" svg:y="8.019cm" chart:style-name="ch6">
              <text:p>Pas de discrétisation</text:p>
            </chart:title>
          </chart:axis>
          <chart:axis chart:dimension="y" chart:name="primary-y" chart:style-name="ch5">
            <chart:title svg:x="0.451cm" svg:y="4.892cm" chart:style-name="ch7">
              <text:p>Prix</text:p>
            </chart:title>
            <chart:grid chart:style-name="ch8" chart:class="major"/>
          </chart:axis>
          <chart:series chart:style-name="ch9" chart:values-cell-range-address="test_convergence_timestep_wider.B2:test_convergence_timestep_wider.B8" chart:label-cell-address="test_convergence_timestep_wider.B1:test_convergence_timestep_wider.B1" chart:class="chart:scatter">
            <chart:domain table:cell-range-address="test_convergence_timestep_wider.A2:test_convergence_timestep_wider.A8"/>
            <chart:data-point chart:repeated="7"/>
          </chart:series>
          <chart:series chart:style-name="ch10" chart:values-cell-range-address="test_convergence_timestep_wider.C2:test_convergence_timestep_wider.C8" chart:label-cell-address="test_convergence_timestep_wider.C1:test_convergence_timestep_wider.C1" chart:class="chart:scatter">
            <chart:data-point chart:repeated="7"/>
          </chart:series>
          <chart:series chart:style-name="ch11" chart:values-cell-range-address="test_convergence_timestep_wider.D2:test_convergence_timestep_wider.D8" chart:label-cell-address="test_convergence_timestep_wider.D1:test_convergence_timestep_wider.D1" chart:class="chart:scatte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Prix Analytique</text:p>
                <draw:g>
                  <svg:desc>test_convergence_timestep_wider.B1:test_convergence_timestep_wider.B1</svg:desc>
                </draw:g>
              </table:table-cell>
              <table:table-cell office:value-type="string">
                <text:p>Prix BKTG</text:p>
                <draw:g>
                  <svg:desc>test_convergence_timestep_wider.C1:test_convergence_timestep_wider.C1</svg:desc>
                </draw:g>
              </table:table-cell>
              <table:table-cell office:value-type="string">
                <text:p>Prix BKQE </text:p>
                <draw:g>
                  <svg:desc>test_convergence_timestep_wider.D1:test_convergence_timestep_wider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test_convergence_timestep_wider.A2:test_convergence_timestep_wider.A8</svg:desc>
                </draw:g>
              </table:table-cell>
              <table:table-cell office:value-type="float" office:value="453.706">
                <text:p>453.706</text:p>
                <draw:g>
                  <svg:desc>test_convergence_timestep_wider.B2:test_convergence_timestep_wider.B8</svg:desc>
                </draw:g>
              </table:table-cell>
              <table:table-cell office:value-type="float" office:value="613.946">
                <text:p>613.946</text:p>
                <draw:g>
                  <svg:desc>test_convergence_timestep_wider.C2:test_convergence_timestep_wider.C8</svg:desc>
                </draw:g>
              </table:table-cell>
              <table:table-cell office:value-type="float" office:value="448.663">
                <text:p>448.663</text:p>
                <draw:g>
                  <svg:desc>test_convergence_timestep_wider.D2:test_convergence_timestep_wider.D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453.706">
                <text:p>453.706</text:p>
              </table:table-cell>
              <table:table-cell office:value-type="float" office:value="539.205">
                <text:p>539.205</text:p>
              </table:table-cell>
              <table:table-cell office:value-type="float" office:value="487.483">
                <text:p>487.4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453.706">
                <text:p>453.706</text:p>
              </table:table-cell>
              <table:table-cell office:value-type="float" office:value="574.888">
                <text:p>574.888</text:p>
              </table:table-cell>
              <table:table-cell office:value-type="float" office:value="488.768">
                <text:p>488.7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">
                <text:p>1500</text:p>
              </table:table-cell>
              <table:table-cell office:value-type="float" office:value="453.706">
                <text:p>453.706</text:p>
              </table:table-cell>
              <table:table-cell office:value-type="float" office:value="567.689">
                <text:p>567.689</text:p>
              </table:table-cell>
              <table:table-cell office:value-type="float" office:value="503.273">
                <text:p>503.2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453.706">
                <text:p>453.706</text:p>
              </table:table-cell>
              <table:table-cell office:value-type="float" office:value="535.681">
                <text:p>535.681</text:p>
              </table:table-cell>
              <table:table-cell office:value-type="float" office:value="496.748">
                <text:p>496.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0">
                <text:p>2500</text:p>
              </table:table-cell>
              <table:table-cell office:value-type="float" office:value="453.706">
                <text:p>453.706</text:p>
              </table:table-cell>
              <table:table-cell office:value-type="float" office:value="523.347">
                <text:p>523.347</text:p>
              </table:table-cell>
              <table:table-cell office:value-type="float" office:value="511.029">
                <text:p>511.0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453.706">
                <text:p>453.706</text:p>
              </table:table-cell>
              <table:table-cell office:value-type="float" office:value="563.695">
                <text:p>563.695</text:p>
              </table:table-cell>
              <table:table-cell office:value-type="float" office:value="511.042">
                <text:p>511.0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